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2.286cm" svg:x="4.683cm" svg:y="4.048cm">
          <text:p text:style-name="P1">Multispeak packet traffic</text:p>
          <draw:enhanced-geometry svg:viewBox="0 0 21600 21600" draw:type="rectangle" draw:enhanced-path="M 0 0 L 21600 0 21600 21600 0 21600 0 0 Z N"/>
        </draw:custom-shape>
        <draw:frame draw:style-name="gr2" draw:layer="layout" svg:width="4.064cm" svg:height="0.962cm" svg:x="1cm" svg:y="3.213cm">
          <draw:text-box>
            <text:p>Time = now</text:p>
          </draw:text-box>
        </draw:frame>
        <draw:line draw:style-name="gr3" draw:text-style-name="P1" draw:layer="layout" svg:x1="4.683cm" svg:y1="3.54cm" svg:x2="4.683cm" svg:y2="6.334cm">
          <text:p/>
        </draw:line>
        <draw:custom-shape draw:style-name="gr4" draw:text-style-name="P1" draw:layer="layout" svg:width="12.573cm" svg:height="2.286cm" svg:x="4.683cm" svg:y="13.573cm">
          <text:p text:style-name="P1">Training Dat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683cm" svg:y1="13.065cm" svg:x2="4.683cm" svg:y2="15.859cm">
          <text:p/>
        </draw:line>
        <draw:frame draw:style-name="gr5" draw:layer="layout" svg:width="5.222cm" svg:height="0.962cm" svg:x="6.207cm" svg:y="2.832cm">
          <draw:text-box>
            <text:p>Packet database</text:p>
          </draw:text-box>
        </draw:frame>
        <draw:custom-shape draw:style-name="gr6" draw:text-style-name="P1" draw:layer="layout" svg:width="3.302cm" svg:height="2.286cm" svg:x="4.683cm" svg:y="13.573cm">
          <text:p text:style-name="P1">Test</text:p>
          <draw:enhanced-geometry svg:viewBox="0 0 21600 21600" draw:type="rectangle" draw:enhanced-path="M 0 0 L 21600 0 21600 21600 0 21600 0 0 Z N"/>
        </draw:custom-shape>
        <draw:frame draw:style-name="gr7" draw:layer="layout" svg:width="16.023cm" svg:height="2.384cm" svg:x="4.683cm" svg:y="11.316cm">
          <draw:text-box>
            <text:p>Divide traffic into two portions. For example, anything</text:p>
            <text:p>older than 1 minute is training data, anything newer</text:p>
            <text:p>is tested. <text:s text:c="4"/>This divider can be adjusted</text:p>
          </draw:text-box>
        </draw:frame>
        <draw:line draw:style-name="gr3" draw:text-style-name="P1" draw:layer="layout" svg:x1="7.985cm" svg:y1="13.065cm" svg:x2="7.985cm" svg:y2="15.859cm">
          <text:p/>
        </draw:line>
        <draw:custom-shape draw:style-name="gr1" draw:text-style-name="P1" draw:layer="layout" svg:width="12.573cm" svg:height="2.286cm" svg:x="4.683cm" svg:y="8.62cm">
          <text:p text:style-name="P1">Multispeak packet traffic</text:p>
          <draw:enhanced-geometry svg:viewBox="0 0 21600 21600" draw:type="rectangle" draw:enhanced-path="M 0 0 L 21600 0 21600 21600 0 21600 0 0 Z N"/>
        </draw:custom-shape>
        <draw:frame draw:style-name="gr5" draw:layer="layout" svg:width="10.687cm" svg:height="0.962cm" svg:x="5.318cm" svg:y="7.531cm">
          <draw:text-box>
            <text:p>As time passes, the database grows</text:p>
          </draw:text-box>
        </draw:frame>
        <draw:frame draw:style-name="gr7" draw:layer="layout" svg:width="15.509cm" svg:height="3.095cm" svg:x="4.795cm" svg:y="16.24cm">
          <draw:text-box>
            <text:p>For now we do this because we do not have much real-world data. The problem is that the test data <text:s/>(and any anomalies) eventually joins the training data, polluting it</text:p>
          </draw:text-box>
        </draw:frame>
        <draw:custom-shape draw:style-name="gr4" draw:text-style-name="P1" draw:layer="layout" svg:width="15.367cm" svg:height="2.286cm" svg:x="4.81cm" svg:y="19.923cm">
          <text:p text:style-name="P1"><text:s text:c="30"/>Training Dat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2.286cm" svg:x="4.81cm" svg:y="19.923cm">
          <text:p text:style-name="P1">New Tes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02cm" svg:height="2.286cm" svg:x="8.112cm" svg:y="19.923cm">
          <text:p text:style-name="P1">Old Test</text:p>
          <draw:enhanced-geometry svg:viewBox="0 0 21600 21600" draw:type="rectangle" draw:enhanced-path="M 0 0 L 21600 0 21600 21600 0 21600 0 0 Z N"/>
        </draw:custom-shape>
        <draw:frame draw:style-name="gr5" draw:layer="layout" svg:width="16.343cm" svg:height="0.962cm" svg:x="3.834cm" svg:y="22.844cm">
          <draw:text-box>
            <text:p>Eventually we will separate the traffic into two databases</text:p>
          </draw:text-box>
        </draw:frame>
        <draw:custom-shape draw:style-name="gr4" draw:text-style-name="P1" draw:layer="layout" svg:width="14.986cm" svg:height="1.016cm" svg:x="4.81cm" svg:y="23.987cm">
          <text:p text:style-name="P1">Training: static good traffic collected in the pas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0.889cm" svg:x="4.81cm" svg:y="25.638cm">
          <text:p text:style-name="P1">Test (live traffic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0.889cm" svg:x="11.668cm" svg:y="25.638cm">
          <text:p text:style-name="P1">Old Test (ignored)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762cm" svg:y1="26.019cm" svg:x2="4.683cm" svg:y2="26.019cm">
          <text:p/>
        </draw:line>
        <draw:frame draw:style-name="gr5" draw:layer="layout" svg:width="2.966cm" svg:height="2.384cm" svg:x="1.082cm" svg:y="24.495cm">
          <draw:text-box>
            <text:p>New live</text:p>
            <text:p>traffic is</text:p>
            <text:p>captured</text:p>
          </draw:text-box>
        </draw:frame>
        <draw:frame draw:style-name="gr5" draw:layer="layout" svg:width="2.614cm" svg:height="1.673cm" svg:x="1.889cm" svg:y="4.556cm">
          <draw:text-box>
            <text:p>Newest</text:p>
            <text:p>traffic</text:p>
          </draw:text-box>
        </draw:frame>
        <draw:frame draw:style-name="gr5" draw:layer="layout" svg:width="2.966cm" svg:height="3.095cm" svg:x="1.336cm" svg:y="8.701cm">
          <draw:text-box>
            <text:p>New live</text:p>
            <text:p/>
            <text:p>traffic is</text:p>
            <text:p>captured</text:p>
          </draw:text-box>
        </draw:frame>
        <draw:line draw:style-name="gr3" draw:text-style-name="P1" draw:layer="layout" svg:x1="12.811cm" svg:y1="3.54cm" svg:x2="12.811cm" svg:y2="6.334cm">
          <text:p/>
        </draw:line>
        <draw:frame draw:style-name="gr2" draw:layer="layout" svg:width="7.03cm" svg:height="1.673cm" svg:x="12.893cm" svg:y="3.032cm">
          <draw:text-box>
            <text:p>Time = whenever traffic capture started</text:p>
          </draw:text-box>
        </draw:frame>
        <draw:line draw:style-name="gr9" draw:text-style-name="P1" draw:layer="layout" svg:x1="1.762cm" svg:y1="9.89cm" svg:x2="4.683cm" svg:y2="9.89cm">
          <text:p/>
        </draw:line>
        <draw:frame draw:style-name="gr5" draw:layer="layout" svg:width="3.072cm" svg:height="3.095cm" svg:x="1.381cm" svg:y="19.622cm">
          <draw:text-box>
            <text:p>More live</text:p>
            <text:p/>
            <text:p>traffic is</text:p>
            <text:p>captured</text:p>
          </draw:text-box>
        </draw:frame>
        <draw:line draw:style-name="gr9" draw:text-style-name="P1" draw:layer="layout" svg:x1="1.635cm" svg:y1="20.939cm" svg:x2="4.556cm" svg:y2="20.9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ence Wong</meta:initial-creator>
    <meta:creation-date>2016-02-23T14:29:23.303653786</meta:creation-date>
    <dc:date>2016-02-23T14:59:51.878124932</dc:date>
    <dc:creator>Terrence Wong</dc:creator>
    <meta:editing-duration>PT14M26S</meta:editing-duration>
    <meta:editing-cycles>4</meta:editing-cycles>
    <meta:generator>LibreOffice/4.2.8.2$Linux_X86_64 LibreOffice_project/420$Build-2</meta:generator>
    <meta:document-statistic meta:object-count="28"/>
  </office:meta>
</office:document-meta>
</file>